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AREZ RODAS, MERCY ANAL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AREZ SANTA CRUZ, WILBERT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AREZ SANTA CRUZ, WILBER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58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38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